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ndalu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ndalu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ndalu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11"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T1" style:family="text">
      <style:text-properties fo:font-size="14pt" style:font-size-asian="14pt" style:font-size-complex="14p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hapter 1 : The Beginning</text:p>
      <text:p text:style-name="P5"/>
      <text:p text:style-name="P2"/>
      <text:p text:style-name="P2">THUD!</text:p>
      <text:p text:style-name="P2"/>
      <text:p text:style-name="P3"><text:tab/>HIS FACE HIT <text:span text:style-name="T1">the ground with a loud smack breaking his nose and jarring most of his face and body. The dirt muffled his cry of “OW!” as he realized just how much it hurt. No one heard as far as he could tell. It wouldn't have mattered if anyone had heard because no one within 100 yards of him could or had any intention in helping him. No one noticed him or knew well enough to care. And – sadly the only person within 100 yards of him was in the same situation as him or possibly worse. </text:span></text:p>
      <text:p text:style-name="P6"/>
      <text:p text:style-name="P6"><text:tab/>He lay there not knowing any of this wondering where he was or what had happened to him and how he gotten there. All he knew was in this place there was dirt – mighty fine dirt that went up your nose and got in your mouth which put him at square zero. Eventually, he decided that lying on the ground tasting dirt was not going to help him much so he painfully rolled onto his back and opened his eyes. </text:p>
      <text:p text:style-name="P6"/>
      <text:p text:style-name="P3"><text:span text:style-name="T1"><text:tab/>When he opened his eyes he had expected <text:s/>a helping hand or at least some one punching him in his face but instead he saw a normal day – or at least what he thought was a normal day. It was not a particularly beautiful view – yes, there were green trees and green grass and a blue sky and a sun but something about the sunlight threw him off. It was so bright and it pounded so hard on him that he felt like he was going to burst. He shut his eyes tightly to make sure that no more light got through. He fought against the urge to roll back so his face was in the dirt. He put his eyes over his face to shield against the pounding sun and in the process knocking into something. The something moaned. It sounded to him like a human moan. He turned over on his </text:span><text:soft-page-break/><text:span text:style-name="T1">back so he was facing the source of the moan. He cautiously opened his eyes and </text:span><text:span text:style-name="T1">peered out at the something. </text:span></text:p>
      <text:p text:style-name="P6"/>
      <text:p text:style-name="P6"><text:tab/>To his surprise and unsurprise he found a Red-T-shirted figure which appeared to be around the same age as him. Guessing by the ponytail he suspected that the figure was a girl. </text:p>
      <text:p text:style-name="P6"/>
      <text:p text:style-name="P6"><text:tab/>He prodded her with his finger, trying to wake her up.</text:p>
      <text:p text:style-name="P6"/>
      <text:p text:style-name="P6"><text:tab/>She moaned.</text:p>
      <text:p text:style-name="P6"/>
      <text:p text:style-name="P6"><text:tab/>“At least she is not dead,” he thought.</text:p>
      <text:p text:style-name="P6"/>
      <text:p text:style-name="P6"><text:tab/>He may not have good memories of people but he certainly did not want the only person he could see to be dead. He would be too lonely – even if it turned out all she did was snipe at him. Getting poked and teased and pestered was still better than being all alone.</text:p>
      <text:p text:style-name="P6"><text:tab/></text:p>
      <text:p text:style-name="P6"><text:tab/>And that was the thing – he didn't know where on earth he was!! Of course – if he still was on earth. As far as he could tell there was trees and grass but that described almost any place outside of a large city.</text:p>
      <text:p text:style-name="P6"/>
      <text:p text:style-name="P6"><text:tab/>“There are a lot of trees,” he noted. He didn't think his observations would help much.</text:p>
      <text:p text:style-name="P6"/>
      <text:p text:style-name="P6"><text:tab/>He looked back at the sky.</text:p>
      <text:p text:style-name="P6"><text:tab/></text:p>
      <text:p text:style-name="P6"><text:tab/>“There are two suns!” he noted his thoughts came out in a jumbled mess, “Maybe it is like Star Wars and I have landed on a planet with twin suns!”</text:p>
      <text:p text:style-name="P6"/>
      <text:p text:style-name="P6"><text:soft-page-break/><text:tab/>Of course, he knew that he was obviously not in a Star Wars movie where he starred as the hero but it was fun to imagine – especially if you don't know where you are. He imagined crash landing his spaceship in the <text:s/>middle of nowhere and hit the ground so hard that all his memories were gone.</text:p>
      <text:p text:style-name="P6"/>
      <text:p text:style-name="P6"><text:tab/>He wondered if he should ask someone where and who he was but then realized that the girl was still asleep and as far as he could see there were no other living things near him. </text:p>
      <text:p text:style-name="P7">He rolled over on his side so he was closer to her.</text:p>
      <text:p text:style-name="P7"/>
      <text:p text:style-name="P6"><text:tab/>“Wake up!” he whispered in her ear, “Wake up! I have a question to ask you!”</text:p>
      <text:p text:style-name="P6"/>
      <text:p text:style-name="P7">The girl groaned.</text:p>
      <text:p text:style-name="P7"/>
      <text:p text:style-name="P6"><text:tab/>She sounded like she was in pain but he wasn't and expert at there things. He turned back over onto his back and sighed. <text:s/>He would have to wait for her to wake up on her own accord. Besides, it seemed to interrupt her perfectly nice sleep just so he could ask a question. But now that he thought about it she would probably be really annoying anyway so why bother trying to wake her up. </text:p>
      <text:p text:style-name="P6"/>
      <text:p text:style-name="P6"><text:tab/>He scanned the nearby trees to see if there were by any chance any other people around. He stared and stared until he thought he saw someone rustle <text:s/>some tree branches. </text:p>
      <text:p text:style-name="P6"/>
      <text:p text:style-name="P6"><text:tab/>“Hello?” he called out or at least he meant to call out but the pain in his chest made it sound like “Erch.”</text:p>
      <text:p text:style-name="P6"/>
      <text:p text:style-name="P3"><text:span text:style-name="T1"><text:tab/>He panted, holding his chest with his forearm as pain coursed through his lungs . He must have been jarred pretty badly from what he assumed must have been a fall. But fall from what? A tree? The only and last memory he had was standing from a </text:span><text:soft-page-break/><text:span text:style-name="T1">rooftop and he didn't see any rooftops nearby. Of course, he had remembered only one sun – not two so he must have been either faking his memories or he was having a hallucination. Unless he had fallen off a rooftop and then been unconscious while they put him a Star Wars setting, he highly doubted that. The light from the suns seemed to be bright enough for him. </text:span></text:p>
      <text:p text:style-name="P6"/>
      <text:p text:style-name="P6"><text:tab/>He must have fallen asleep for the next thing he knew he was being prodded awake.</text:p>
      <text:p text:style-name="P6"><text:tab/>“Huh?” he asked stupidly.</text:p>
      <text:p text:style-name="P6"><text:tab/>“Come on! Get up! You stupid dumb-head! We got to move!” urged a female voice or that is at least what he thought she said. For all he knew she could have said “Potato salad is yummy!”</text:p>
      <text:p text:style-name="P6"/>
      <text:p text:style-name="P6"><text:tab/>He cracked open his eyes to see a girl leaning over him prodding him with a stick. </text:p>
      <text:p text:style-name="P6"/>
      <text:p text:style-name="P6"><text:tab/>“Hi there,” he said weakly. “Do you by any chance know where we are?”</text:p>
      <text:p text:style-name="P6"/>
      <text:p text:style-name="P6"><text:tab/>“Um … no,” she said, “But I do know that we have to get out of here. I don't like the feeling of this place.”</text:p>
      <text:p text:style-name="P6"/>
      <text:p text:style-name="P6"><text:tab/>She reached out a hand to help him up. He took it gracefully <text:s/>and pulled himself painfully up. His stomach clenched in as he brought himself to his feet. But unfortunately he found that he could not stand up on his own. He tried to lean into the girl for support but aimed poorly and collapsed on the ground. She prodded him with her foot.</text:p>
      <text:p text:style-name="P6"/>
      <text:p text:style-name="P3"><text:span text:style-name="T1"><text:tab/>“Come on! We got to go!” she demanded more urgently this time. Pounding hooves sounded in the distance. The girls eyes looked panicked. She pulled on his hand. He didn't get what the fuss was all about. For all they knew it could be people trying to </text:span><text:soft-page-break/><text:span text:style-name="T1">help them. </text:span></text:p>
      <text:p text:style-name="P6"/>
      <text:p text:style-name="P6"><text:tab/>“Get up!” she urged. </text:p>
      <text:p text:style-name="P6"/>
      <text:p text:style-name="P6"><text:tab/>“I can't” he gasped. </text:p>
      <text:p text:style-name="P6"><text:tab/>The girl threw her hands up in the air. </text:p>
      <text:p text:style-name="P6"><text:tab/>“Do you value your <text:s/>life?” she asked.</text:p>
      <text:p text:style-name="P6"><text:tab/>He gasped unable to answer. </text:p>
      <text:p text:style-name="P6"><text:tab/>“Well … since it's my duty,” she started trying to drag him off into the trees. Right at that moment hoof beats sounded closer.</text:p>
      <text:p text:style-name="P6"><text:tab/>“Oh crap,” she said and sprinted into the nearby trees.</text:p>
      <text:p text:style-name="P6"/>
      <text:p text:style-name="P6"><text:tab/>He gazed after her feeling a sense of loss. Had he done something wrong? Why was she so afraid pf whatever was in the trees? He would find out the answers to those questions soon.</text:p>
      <text:p text:style-name="P6">He noticed that she had left behind she had left behind something – a necklace.</text:p>
      <text:p text:style-name="P6"><text:tab/>“Hey!” he called after her, “You left behind your …”</text:p>
      <text:p text:style-name="P6"/>
      <text:p text:style-name="P6"><text:tab/>He suddenly became aware of riders staring at him menacingly.</text:p>
      <text:p text:style-name="P6"><text:tab/>“Oh no,” he finished.</text:p>
      <text:p text:style-name="P6"/>
      <text:p text:style-name="P6"><text:tab/>He stuffed the necklace quickly but painfully <text:s/>into his pocket. For some reason he did not want the riders to notice the necklace. But of course he did not want the riders to notice him at all. He was very sure they weren't friendly. Unless of course scowling at some one is considered friendly.</text:p>
      <text:p text:style-name="P6"/>
      <text:p text:style-name="P6"><text:tab/>“What is your name, boy?” barked the lead rider.</text:p>
      <text:p text:style-name="P6"><text:tab/>He shuddered. The c]voice sounded like metal grating on metal. </text:p>
      <text:p text:style-name="P6"><text:tab/>“Eman,” he stuttered. (At least he knew his name).</text:p>
      <text:p text:style-name="P3"><text:span text:style-name="T1"><text:tab/>“Get up Eman!” demanded the rider, “You have been found trespassing in this </text:span><text:soft-page-break/><text:span text:style-name="T1">area and will now w=be taken to Lord Slavnoth.”</text:span></text:p>
      <text:p text:style-name="P6"><text:tab/>Eman looked up at the menacing riders in bewilderment. “Lord Slavnoth,” he thought, “I never thought there would be a Lord.”</text:p>
      <text:p text:style-name="P6"><text:tab/>“What?” he asked.</text:p>
      <text:p text:style-name="P6"><text:tab/>The rider did something close to rolling his eyes.</text:p>
      <text:p text:style-name="P6"><text:tab/>“You disgrace Lord Slavnoth by not knowing who he is!” exclaimed the lead rider.</text:p>
      <text:p text:style-name="P6"><text:tab/>“Disgrace?” asked Eman.</text:p>
      <text:p text:style-name="P6"><text:tab/>“Yes! Disgrace! Now get up you lousy lump of turnip!” snapped the rider. </text:p>
      <text:p text:style-name="P6"><text:tab/>Eman attempted to push himself off the ground <text:s/>but only succeeded in lying there stupidly. He felt very much like turnip.</text:p>
      <text:p text:style-name="P6"><text:tab/>“I –, ”he started.</text:p>
      <text:p text:style-name="P6"><text:tab/>“Get up!” commanded the rider.</text:p>
      <text:p text:style-name="P6"><text:tab/>Eman moaned. (He seemed to be doing a lot of moaning today)</text:p>
      <text:p text:style-name="P6"><text:tab/>The rider threw up his hands in disgust.</text:p>
      <text:p text:style-name="P6"><text:tab/>“Ugh! You outlanders!” he exclaimed and hopped off his horse, “No matter. Lord Slavnoth will straighten you out.”</text:p>
      <text:p text:style-name="P6"><text:tab/>Eman blinked back surprise. All this reference to things he didn't understand was confusing. </text:p>
      <text:p text:style-name="P6"/>
      <text:p text:style-name="P6"><text:tab/>He didn't like being confused it made him feel stupid.</text:p>
      <text:p text:style-name="P6"><text:tab/>“Where am I?” he asked, (Eman was asking this question a lot)</text:p>
      <text:p text:style-name="P6"><text:tab/>The rider “rolled” his eyes again. </text:p>
      <text:p text:style-name="P6"><text:tab/>“Damara,” he said, “Geez! Most trespassers are at least a bit smarter than this.” </text:p>
      <text:p text:style-name="P6"><text:tab/>Eman groaned (yes, again). He was in a forest, in a place called Damara which was ruled by someone called Lord Slavnoth. At least he wasn't completely clueless now.</text:p>
      <text:p text:style-name="P6">He tried to get again but was only rewarded with a sharp <text:s/>pain in his stomach, winding him.</text:p>
      <text:p text:style-name="P6"><text:tab/>“Get up!” demanded the rider.</text:p>
      <text:p text:style-name="P6"><text:tab/>The rider kicked him in the stomach, winding him.</text:p>
      <text:p text:style-name="P6"><text:soft-page-break/><text:tab/>“I … can't …,” he panted.</text:p>
      <text:p text:style-name="P6"><text:tab/>He couldn't get air into his lungs, he was in too much pain. He desperately tried to suck in air but couldn't manage it. The world spun and his vision became clouded.</text:p>
      <text:p text:style-name="P6"><text:tab/>“Oh brother,” said the rider. “He's passing out.” </text:p>
      <text:p text:style-name="P6"><text:tab/>He reached down and propped Eman up right. Then clapped him on the back sending a jolt of pain through his body.</text:p>
      <text:p text:style-name="P6"><text:tab/>“Come on, don't pass out. You'll get me killed,” snarled the rider unkindly.</text:p>
      <text:p text:style-name="P6"><text:tab/>Eman felt the pain in his chest subsiding slightly. He felt wonderful air seep through his lungs. He gasped and panted.</text:p>
      <text:p text:style-name="P6"><text:tab/>Unfortunately before he could even recover, he was thrown onto the back of a horse and strapped down tightly .</text:p>
      <text:p text:style-name="P6"><text:tab/>“Hey!” complained Eman.</text:p>
      <text:p text:style-name="P6"><text:tab/>The rider paid him no notice and climbed on his own horse. He tied the two horses together and forced them into a gallop. Eman had never ridden a horse before and from that point on was terrified of ever riding a horse ever again. Riding a horse at full gallop while strapped to its back is not fun, especially for beginners. Only dignity kept Eman from screaming all the way to the Lord's palace. He didn't want to be seen as wimpy or scared, but any person with half a brain would know that he was scared out of his wits.</text:p>
      <text:p text:style-name="P6"><text:tab/>When the rider pulled him off the horse, Eman collapsed onto the ground and had to be dragged inside the palace. It was a painful experience and resulted in many cuts and scrapes all around Eman's body. At last, Eman was dragged very disgracefully into Lord Slavnoth's chambers and lay there until the Lord boomed,</text:p>
      <text:p text:style-name="P6"><text:tab/>“What's this?”</text:p>
      <text:p text:style-name="P6"><text:tab/>The rider replied, “This is Eman. He was intruding on your territory, Your Lordship.”</text:p>
      <text:p text:style-name="P6"><text:tab/>The Lord grumbled to himself.</text:p>
      <text:p text:style-name="P6"><text:tab/>“I don't like intruders,” he boomed. “Is he a villager?”</text:p>
      <text:p text:style-name="P6"><text:tab/>“No, Your Lordship. He is of a foreign country,” replied the rider.</text:p>
      <text:p text:style-name="P3"><text:span text:style-name="T1"><text:tab/>Eman sighed. He didn't even know where he came from but he was certain that </text:span><text:soft-page-break/><text:span text:style-name="T1">it was nothing like this place.</text:span></text:p>
      <text:p text:style-name="P6"><text:tab/>“Hmm …,” said Lord Slavnoth thoughtfully. Then he boomed, “Throw him into the dungeons!”</text:p>
      <text:p text:style-name="P6"><text:tab/>“Dungeons?” thought Eman. “Is that like jail?”</text:p>
      <text:p text:style-name="P6"><text:tab/>Where he had come from, there were no dungeons or Lords. He wished he could go home – wherever home was.</text:p>
      <text:p text:style-name="P8">Chapter 2 : Lost</text:p>
      <text:p text:style-name="P5"/>
      <text:p text:style-name="P2">Stuck</text:p>
      <text:p text:style-name="P2">She was stuck.</text:p>
      <text:p text:style-name="P4"/>
      <text:p text:style-name="P6"><text:tab/>There were trees and trees and more trees, and the horrible thing was – they all looked the same. She had taken classes on nature, on archery, on horseback riding, and a little on fencing, but nothing was even close to what she was experiencing now.</text:p>
      <text:p text:style-name="P6"><text:tab/>A vast forest surrounded her, the tall branches of the trees swaying from side to side. Identical leaves rustled in the wind and twin bark scratched across her palm. Even worse, she couldn't identify the trees. They were all foreign and identical. </text:p>
      <text:p text:style-name="P6"><text:tab/>“I'm dreaming,” she concluded. “This doesn't make any sense. I must be dreaming.”</text:p>
      <text:p text:style-name="P6"><text:tab/>She bit her tongue.</text:p>
      <text:p text:style-name="P6"><text:tab/>Ow!</text:p>
      <text:p text:style-name="P6"><text:tab/>She was definitely not dreaming.</text:p>
      <text:p text:style-name="P6"><text:tab/>“Where am I?” she murmured thoughtfully to herself.</text:p>
      <text:p text:style-name="P6"><text:tab/>“Am I? Am I?” echoed the trees.</text:p>
      <text:p text:style-name="P6"><text:tab/>She swirled around.</text:p>
      <text:p text:style-name="P6"><text:tab/>“OK, that's a bit creepy,” she thought.</text:p>
      <text:p text:style-name="P6"><text:tab/>She looked around, eying the trees suspiciously. They looked like normal trees (not including the fact that they were giant and not any species she knew), but she was getting more and more convinced that they weren't just trees. Trees – as far she was concerned – were never supposed to echo your voice or look exactly the same, unless, of course, they had found out a way to clone trees, which she found extremely unlikely. </text:p>
      <text:p text:style-name="P6"><text:tab/>She looked up at the sky, searching for a UFO or something that would make this place stranger. But, to her disappointment, all she saw were the leaves and leaves and <text:soft-page-break/>more leaves. She sighed.</text:p>
      <text:p text:style-name="P6"><text:tab/>“So this is what it's like to be lost in a forest,” she thought. “Never thought there would be this many trees. I expected there would be at least a few bird songs or at least one woodpecker pecking away at a tree.”</text:p>
      <text:p text:style-name="P6"><text:tab/>As far as she could tell, she was the only person in this forest. That scared her. She didn't want to be lost in a forest. Getting lost was never any fun for her.</text:p>
      <text:p text:style-name="P6"><text:tab/>She remembered how all the characters in fantasy books always ended up going into a mysterious forest or getting kidnapped by a witch. They always seemed so very brave to go traipsing into the woods. She did not feel very brave right now. Every time the wind whistled, she shuddered. Every time she stepped on a twig, she flinched.</text:p>
      <text:p text:style-name="P6"><text:tab/>“Oh, my gosh,” she muttered.</text:p>
      <text:p text:style-name="P6"><text:tab/>“Gosh,” taunted the trees.</text:p>
      <text:p text:style-name="P6"><text:tab/>She glared at the trees. She just wished the trees would shut-up and leave her alone. She didn't need to be scared out of her wits on her first day in the forest. She was hungry and scared, and some comfort might have helped.</text:p>
      <text:p text:style-name="P6"><text:tab/>“Help!” she called hoping someone would hear. “Is help near?”</text:p>
      <text:p text:style-name="P6"><text:tab/>She realized in afterthought that if no one else had been there, it would have done her no good.</text:p>
      <text:p text:style-name="P6"><text:tab/>“Help near. Help near,” echoed the trees.</text:p>
      <text:p text:style-name="P6"><text:tab/>Even though she was still a bit creeped out by the trees, she relaxed. She didn't think she was that helpless anymore. Somehow, when you are alone, talking trees seemed like more of a possibility.</text:p>
      <text:p text:style-name="P6"><text:tab/>Well, she wasn't entirely alone. There was that boy who had been lying next to her, but she didn't think much of him. He couldn't even get off the ground! She thought that was kind of pathetic.</text:p>
      <text:p text:style-name="P6"><text:tab/>“At least I was able to stand up and make a run for it,” she thought. “I have more courage than that jackass.”</text:p>
      <text:p text:style-name="P6"><text:tab/>But she couldn't help but fell sorry for him. Something really terrible must have happened to him. He was probably in a horrible situation right now with whoever was riding those horses, not like her situation was particularly nice.</text:p>
      <text:p text:style-name="P6"><text:soft-page-break/><text:tab/>He seemed so confused about everything and she wondered if he had known his own name. He had asked about where he was. At least she knew where she was. She was not at Southwest High School, which put her (as far as she was concerned) in the middle of nowhere. As she had discovered, she was even more in the middle of nowhere than usual and needed to find a way back. Most of the time, she could find her way around by signs and directions, but here there wasn't a sign in sight.</text:p>
      <text:p text:style-name="P6"><text:tab/>As if it couldn't get any worse, she heard hoof beats again, louder this time. She panicked and her heart raced. She scrambled for a place to hide, but found none. She tried to hide behind a tree, but all the trees were too skinny and she was still easily visible. The hoof beats got louder yet until they were almost on top of her.</text:p>
      <text:p text:style-name="P6"><text:tab/>She cowered down preparing for a blow or a sharp command. Instead she heard:</text:p>
      <text:p text:style-name="P6"><text:tab/>“Hello? Are you alright?”</text:p>
      <text:p text:style-name="P6"><text:tab/>The trees echoed his words. She lifted her head slowly to see a young man standing over her.</text:p>
      <text:p text:style-name="P6"><text:tab/>“I'm fine,” she murmured, slowly getting to her feet.</text:p>
      <text:p text:style-name="P6"><text:tab/>“Fine, fine,” the trees echoed.</text:p>
      <text:p text:style-name="P6"><text:tab/>She smiled briefly trying to seem friendly.</text:p>
      <text:p text:style-name="P6"><text:tab/>“Good,” he whispered. “I've got to get you out here.”</text:p>
      <text:p text:style-name="P6"><text:tab/>She opened her mouth to speak again, but the young man clamped a hand over her mouth. He stared at her clearly saying, “Don't speak!”</text:p>
      <text:p text:style-name="P6"><text:tab/>She glared at him.</text:p>
      <text:p text:style-name="P6"><text:tab/>It seemed nice of him to get her out of this accursed forest. He seemed like a nice man and if she hadn't been hadn't been half frightened by him, she would have thought him good looking. She wanted to thank him but couldn't even learn his name, because he had a hand clamped over her mouth.</text:p>
      <text:p text:style-name="P6"><text:tab/>So far, she was disliking this place.</text:p>
      <text:p text:style-name="P6"><text:tab/></text:p>
      <text:p text:style-name="P6"><text:tab/>He instructed her to climb on the horse, which she reluctantly followed. She didn't exactly want to get on a stranger's horse. She wondered whether kids in the olden days were instructed not to get on a stranger's horse much like kids are <text:soft-page-break/>instructed not to get in a stranger's car and drive away. Of course, where ever she was, her parents were probably worried sick about her. They would probably lecture her for hours about coming home on time. The longer she stayed, the longer the lecture would be and the longer she would be grounded, if, of course, she ever went back home.</text:p>
      <text:p text:style-name="P6"><text:tab/>The young man swung onto the horse as well and took hold of the reins. He egged the horse into a gallop startling her. She had never gone this fast on a horse before. The most she had ever done on a horse was a trot. She was a bit scared and her teacher instructed her not to ever go beyond a trot until she had learned to at least canter.</text:p>
      <text:p text:style-name="P6"><text:tab/>In desperation, she clung to the stranger's back, which made her feel uncomfortable. She was trusting this stranger not to kill her and that was already beyond what her parents had instructed her not to do. That is why along with fear, she also felt excited to do new things, things she had never done before or had never been allowed to do before.</text:p>
      <text:p text:style-name="P6"><text:tab/>Little did she know that she was lucky that the stranger she had met in the woods had not killed her right at that moment. Most young men in the area would have done exactly that or at least done something horrible to her. They wouldn't care a half penny whether she was lost or not. They only saw a person in the woods, who needed to be turned in to Lord Slavnoth or killed out right. Fortunately for her, she had not been found by a man who would want to kill her or kidnap her and hand her over to Lord Slavnoth. He was doing quite the opposite. He was rescuing her.</text:p>
      <text:p text:style-name="P6"/>
      <text:p text:style-name="P6"><text:tab/>Soon they emerged from the forest and into a small village. The people in the village seemed friendly enough, but to her disappointment they didn't glance her way. They hid their eyes and looked away. In the few glances that did spare her way, they were all filled with pity, fear, and hate. Mothers of small children kept their children inside while she passed by. She wondered what had gotten into them.</text:p>
      <text:p text:style-name="P6"><text:tab/>“Why do they hate me?” she asked the young man.</text:p>
      <text:p text:style-name="P6"><text:tab/>The young man laughed.</text:p>
      <text:p text:style-name="P6"><text:soft-page-break/><text:tab/>“They don't hate you. They just don't know you,” he reassured her.</text:p>
      <text:p text:style-name="P6"><text:tab/>When she gave him a puzzled look, he said,</text:p>
      <text:p text:style-name="P6"><text:tab/>“I'll explain it to you as soon as we get home.”</text:p>
      <text:p text:style-name="P6"><text:tab/>“Explain what?” she thought. “The fact that everyone in this village hates me?”</text:p>
      <text:p text:style-name="P6"><text:tab/>She remembered back in Minneapolis, people at least acknowledged her existence. Even the people she didn't know smiled and waved, when they crossed paths. Nobody was too stuck up to say hello.</text:p>
      <text:p text:style-name="P6"><text:tab/>“People must be very stuck up here,” she thought. “I wonder how they got to be such snobs.”</text:p>
      <text:p text:style-name="P6"><text:tab/>She considered her teachers snots especially her Language Arts teacher. So it wasn't a shock that she considered the villages to be snots. Then another thought occurred to her.</text:p>
      <text:p text:style-name="P6"><text:tab/>“What am I doing here?” she wondered. “Why aren't I back home doing my homework?”</text:p>
      <text:p text:style-name="P6"><text:tab/>Right now she hated this world of snots so much that she preferred her homework and she normally hated homework above all else.</text:p>
      <text:p text:style-name="P6"><text:tab/>At last when the ride ended, she fell ungracefully onto the floor. Every single fiber in her left arm felt like it was going to burst. The young man chuckled. It was not a cruel chuckle, just a normal chuckle that most people have when something silly or unusual happens.</text:p>
      <text:p text:style-name="P6"><text:tab/>“Never ridden a horse so fast before?” he asked.</text:p>
      <text:p text:style-name="P6"><text:tab/>She glared at him. She hated it when people mocked her when she was in pain.</text:p>
      <text:p text:style-name="P6"><text:tab/>“Yes,” she growled. She pushed herself up with her hands and in the process, purposefully tripping him onto the ground.</text:p>
      <text:p text:style-name="P6"><text:tab/>“Hey!” he said, his voice muffled into the dirt. “Is this all the thanks I get for saving you?”</text:p>
      <text:p text:style-name="P6"><text:tab/>She rolled her eyes.</text:p>
      <text:p text:style-name="P6"><text:tab/>“I just met you. I don't know your name and you just kidnapped me...” She looked around at her surroundings, and said.</text:p>
      <text:p text:style-name="P6"><text:tab/>“And you took me to a shack. Who exactly do you think I am?”</text:p>
      <text:p text:style-name="P6"><text:soft-page-break/><text:tab/>She kicked him for good measure. He held up his hands.</text:p>
      <text:p text:style-name="P6"><text:tab/>“I know I haven't told you as much as I should have, but I will explain,” he started. “My name is Maran and I did not kidnap you. I rescued you from the Forest of Echoes and Lord Slavnoth.”</text:p>
      <text:p text:style-name="P6"><text:tab/>She stared at him blankly absorbing the information.</text:p>
      <text:p text:style-name="P6"><text:tab/>“He does not look like a Maran,” she thought.</text:p>
      <text:p text:style-name="P6"><text:tab/>“And besides, the Revar Palace is not a shack,” he retorted.</text:p>
      <text:p text:style-name="P6"><text:tab/>She harrumphed at him. She had never harrumphed at anyone, but she thought she might as well start now. It felt like she was spitting him in the face, but he couldn't spit back. She looked at the Revar Palace and had to take back her accusation of “shack”. </text:p>
      <text:p text:style-name="P6"><text:tab/>“Fine,” she said. “Maybe it is a large house.”</text:p>
      <text:p text:style-name="P6"><text:tab/>He looked as if he was going to smack her.</text:p>
      <text:p text:style-name="P6"><text:tab/>“The Revar Palace is an architectural wonder not a large house,” he said very offended.</text:p>
      <text:p text:style-name="P6"><text:tab/>She rolled her eyes.</text:p>
      <text:p text:style-name="P6"><text:tab/>“Architectural wonder. Architectural wonder,” she thought to herself. She was starting to dislike this guy.</text:p>
      <text:p text:style-name="P6"><text:tab/>As they came in though the gates, some guards stopped them.</text:p>
      <text:p text:style-name="P6"><text:tab/>“Who goes there?” they asked. Their helmets and armor reminded her of the Renaissance Festival.</text:p>
      <text:p text:style-name="P6"><text:tab/>“Maybe this is some weird Renaissance Festival!” she exclaimed to herself, excited at her new explanation of this strange place. Of course, it didn't explain the villagers one little bit.</text:p>
      <text:p text:style-name="P6"><text:tab/>“Maran of Nora,” called out the young man.</text:p>
      <text:p text:style-name="P6"><text:tab/>“Um...,” she said.</text:p>
      <text:p text:style-name="P6"><text:tab/>“Just call out your name,” he said.</text:p>
      <text:p text:style-name="P6"><text:tab/>“Ismere!” she called out.</text:p>
      <text:p text:style-name="P6"><text:tab/>The guards brow furrowed.</text:p>
      <text:p text:style-name="P6"><text:tab/>“I have never heard of an Ismere before,” he said. “Are you new here?”</text:p>
      <text:p text:style-name="P6"><text:soft-page-break/><text:tab/>Ismere looked at her companion for help.</text:p>
      <text:p text:style-name="P6"><text:tab/>“Yes,” he mouthed.</text:p>
      <text:p text:style-name="P6"><text:tab/>“Yes!” called out Ismere.</text:p>
      <text:p text:style-name="P6"><text:tab/>“Are you friends with Maran?”</text:p>
      <text:p text:style-name="P6"><text:tab/>“Yes!” called back Maran.</text:p>
      <text:p text:style-name="P6"><text:tab/>“Good,” said the guard. “You may pass.”</text:p>
      <text:p text:style-name="P6"><text:tab/>When they were well inside the gates, she hounded him with questions.</text:p>
      <text:p text:style-name="P6"><text:tab/>“Why do they need a guard? Why does everyone act like they're in the 1600s? Is your name Maran? Where are we? And …,” she looked around, “why is this place so huge?”</text:p>
      <text:p text:style-name="P6"/>
      <text:p text:style-name="P6"><text:tab/>Ismere now realized how wrong she had been about the shack accusation. There was a huge marble dome I the medieval equivalent of a “lobby” and then there were huge red carpeted steps leading up to what seemed to be battlements and headquarters. Shops lined the inside of the dome. Torches illuminated their advertisements and billboards. Marketers waved their goods around. She gawked stupidly at the red gem hanging from the ceiling.</text:p>
      <text:p text:style-name="P6"><text:tab/>“Come,” said Maran. “We have much to explain.”</text:p>
      <text:p text:style-name="P6"><text:tab/>He dragged her up the stairs pulling her away from the beautiful sights. He dragged her up the massive stairs then directed her through a long corridor and guided her into an office. </text:p>
      <text:p text:style-name="P6"><text:tab/>It was much like the offices today – lacking a computer. She figured they hadn't gotten around to computers and such (she was now convinced that she was put in the 1600s). Instead of a computer, there was a stack of papers and a map along with an ink bottle and quill.</text:p>
      <text:p text:style-name="P6"><text:tab/>“Wow,” she thought. “They must be really far behind.”</text:p>
      <text:p text:style-name="P6"><text:tab/>Maran sat down in the chair in front of the desk and gestured for her to take a seat. She pulled over a chair for herself wondering why her chair seemed so small.</text:p>
      <text:p text:style-name="P6"><text:tab/>“Okay,” he said. “Let's start with you. Where did you come from?”</text:p>
      <text:p text:style-name="P8">Chapter 3 : Soldier</text:p>
      <text:p text:style-name="P5"/>
      <text:p text:style-name="P6"><text:tab/>Dungeons were far better than he ever imagined they would be. He had expected a deep dark hole where he would be suffocated or something, or become so depressed he couldn't eat. Instead, it was partially filled with light and there were decent meals at regular hours plus the people there weren't too bad.</text:p>
      <text:p text:style-name="P6"><text:tab/>He was cellmates with two other men. One seemed about ninety but was friendly enough, and the other seemed only a few years older than him. The first thing thy had done when he entered the dungeon was bombard him question.</text:p>
      <text:p text:style-name="P6"><text:tab/>“What's your name? Where do you come from? What did you do to get thrown in the dungeon?”</text:p>
      <text:p text:style-name="P6"><text:tab/>“I … um …,” he started. He wasn't sure which one to say first. “My name is Eman,” he blurted awkwardly.</text:p>
      <text:p text:style-name="P6"><text:tab/>Greetings, Eman,” they said like any 1600s person would. Then as if he hadn't heard the first time they added, “Where do you come from? What did you do to get thrown in the dungeon?”</text:p>
      <text:p text:style-name="P6"><text:s/><text:tab/>These guys, obviously, didn't have many people to talk to.</text:p>
      <text:p text:style-name="P6"><text:tab/>“I trespassed,” he guessed and his guess was rewarded with the men nodding their heads. “And I'm not from around here,” he said. </text:p>
      <text:p text:style-name="P6"><text:tab/>The men laughed.</text:p>
      <text:p text:style-name="P6"><text:tab/>“Of course, you aren't laddie,” said the older man. “People who trespass on the Lord's kingdom are generally not from around here.”</text:p>
      <text:p text:style-name="P6"><text:tab/>“Well …,” he said, “Doesn't the Lord have alliances with other lands?”</text:p>
      <text:p text:style-name="P6"><text:tab/>The men laughed again.</text:p>
      <text:p text:style-name="P6"><text:tab/>“You see,” said the younger man trying to explain something to Eman. “There aren't any other Lords for him to make alliances with. He is the ruler of all this land or at least will be soon.”</text:p>
      <text:p text:style-name="P6"><text:tab/>The younger man said this like he had given up. Like he had tried so very hard to get something, but never could reach it. He looked depressed and Eman felt bad for <text:soft-page-break/>him though he barely knew the guy.</text:p>
      <text:p text:style-name="P6"><text:tab/>“But … isn't there a rebellion?” asked Eman. It seemed to make sense to him that people would rebel against a lord unless he was a good lord. So far Eman was pretty convinced he was a bad lord. Both of the men in the dungeon confirmed that, yes the Lord was indeed a very bad lord. And from what Eman had seen of the Lord, he agreed, but he couldn't help but feel a little sympathy for the guy. It would be hard to run a nation all by yourself.</text:p>
      <text:p text:style-name="P6"><text:tab/>He thought the Lord should perhaps have some sort of help making laws. But he had no idea what kind of help. Governments and lords were very confusing to him. He wondered if he had known more about governments and lords before he had ended up in Damara.</text:p>
      <text:p text:style-name="P6"><text:tab/>During the night, he tried to remember things or people from his past. An older woman who he had called “mom” kept showing up in his memories and pictures in his mind some of them unpleasant but most of them good. He remembered complaining about the bad things, but in the end he knew he missed this “mom” whoever she was and wanted to go back home – to his home, wherever that was.</text:p>
      <text:p text:style-name="P6"><text:tab/>“Mom,” he said.</text:p>
      <text:p text:style-name="P6"><text:tab/>He had said it a bit louder then he had expected to or intended to and it echoed in the dungeon. The older man's eyes fluttered opened.</text:p>
      <text:p text:style-name="P6"><text:tab/>“Do you miss your mommy, laddie?” he asked.</text:p>
      <text:p text:style-name="P6"><text:tab/>He nodded. He liked the sound of that.</text:p>
      <text:p text:style-name="P6"><text:tab/>“My mom. My mom,” he thought. It felt good to belong to a person or to have them belong to you. It was comforting somehow and Eman drifted off to sleep all the while dreaming about wherever he had come from.</text:p>
      <text:p text:style-name="P6"/>
      <text:p text:style-name="P6"><text:tab/>The next morning he was woken to the sound of the dungeon door being creaked open. Eman opened his eyes to see bright light streaming through. He had grown accustomed to the darkness of the dungeon and any light beyond candle light seemed extremely bright and intense.</text:p>
      <text:p text:style-name="P6"><text:tab/>A guard stood menacingly in front of the doorway. He held a <text:s/>large spear out in <text:soft-page-break/>front of him pointing at Eman.</text:p>
      <text:p text:style-name="P6"><text:tab/>“You there, Eman,” he announced. “The Dark Lord wishes to see you.”</text:p>
      <text:p text:style-name="P6"><text:tab/>The younger man clapped him on the back.</text:p>
      <text:p text:style-name="P6"><text:tab/>“Good luck!” he whispered in his ear. “The Lord does not like trespassers.”</text:p>
      <text:p text:style-name="P6"><text:tab/>Eman gave the man a quick smile as a thank you, and then turned to follow the guard up the spiral staircase to Lord Slavnoth's chambers. Eman tried to keep a calm face as he walked up the steps trying not to show his panic and fear. He tried to steady his shaking knees and pounding heart but to no avail.</text:p>
      <text:p text:style-name="P6"><text:tab/>The guard noticed that he was panicked and clapped him on the back.</text:p>
      <text:p text:style-name="P6"><text:tab/>“I can see why you're nervous, son,” he stated calmly. “The price for trespassing is your future.”</text:p>
      <text:p text:style-name="P6"><text:tab/>Eman shuddered. Even <text:s/>though he had no idea what he meant by “your future”, he was pretty sure it was not good.</text:p>
      <text:p text:style-name="P6"><text:tab/>“Does he mean my life?” he wondered to himself. “Is he going to kill me?” He shivered. He definitely did not want to die.</text:p>
      <text:p text:style-name="P6"><text:tab/>The guard led him into a massive chamber where the Lord sat on his throne. The carpet was blood-red and embroidered in something similar to a skull and crossbones. The edge of the carpet was embroidered with strange symbols with each symbol unique. </text:p>
      <text:p text:style-name="P6"><text:tab/>“Your Lordship,” announced the guard. “I present you with Eman. As you may remember he was found trespassing yesterday and was thrown into the dungeon.”</text:p>
      <text:p text:style-name="P6"><text:tab/>The Lord rolled his eyes.</text:p>
      <text:p text:style-name="P6"><text:tab/>“Yes, I'm not stupid. I may be getting old but I can still remember things that happened a day ago!” snapped the Lord.</text:p>
      <text:p text:style-name="P6"><text:tab/>“I apologize for offending you, Your Lordship,” apologized the guard bowing respectfully to his lord.</text:p>
      <text:p text:style-name="P6"><text:tab/>“Your apology is accepted,” said the Lord to the relief of his guard, “You are dismissed from duty.”</text:p>
      <text:p text:style-name="P6"><text:tab/>The guard stared at the Lord open-mouthed.</text:p>
      <text:p text:style-name="P6"><text:tab/>“But …,” started the guard.</text:p>
      <text:p text:style-name="P6"><text:soft-page-break/><text:tab/>“You are dismissed and if you wish you may meet me in my chambers later today,” boomed the Lord.</text:p>
      <text:p text:style-name="P6"><text:tab/>“Yes, sir,” replied the guard meekly. The guard dashed out of the Lord's chambers. Lord Slavnoth rolled his eyes again.</text:p>
      <text:p text:style-name="P6"><text:tab/>“Such a dimwit,” commented the Lord. “He is always talking behind my back about me. I've been wanting to be rid of him for a while. He keeps reminding me of things I already know. I'm glad he is gone. Do you know what, Eman?”</text:p>
      <text:p text:style-name="P6"><text:tab/>Eman had no idea what he was talking about, but he figured he had better agree.</text:p>
      <text:p text:style-name="P6">He nodded.</text:p>
      <text:p text:style-name="P6"><text:tab/>“Good,” said the Lord, “I thought you would understand. Most people do. The resistance keeps complaining about me, but whenever they meet me they never bring up their complaints. Why is that, Eman?”</text:p>
      <text:p text:style-name="P6"><text:tab/>Eman stared at the Lord trembling and shaking. He eventually <text:s/>managed to say, <text:tab/></text:p>
      <text:p text:style-name="P6">“I don't know,” very meekly.</text:p>
      <text:p text:style-name="P6"><text:tab/>The Lord nodded thoughtfully.</text:p>
      <text:p text:style-name="P6"><text:tab/>“That's what most people answer as well. Have you ever considered the fact they are just to embarrassed to admit that I am a great lord?” he asked.</text:p>
      <text:p text:style-name="P6"><text:tab/>Eman was stunned. He had been in this place for a little over a day and already he was being asked about his place he had no idea existed.</text:p>
      <text:p text:style-name="P6"><text:tab/>“No, sir,” said Eman.</text:p>
      <text:p text:style-name="P6"><text:tab/>Lord Slavnoth examined Eman for what seemed like hours. He seemed to be assessing every square inch of Eman's person.</text:p>
      <text:p text:style-name="P6"><text:tab/>“Are you part of the resistance?” asked the Lord.</text:p>
      <text:p text:style-name="P6"><text:tab/>“No, sir,” said Eman.</text:p>
      <text:p text:style-name="P6"><text:tab/>Lord Slavnoth nodded thoughtfully to himself.</text:p>
      <text:p text:style-name="P6"><text:tab/>“Would you like to replace that dreadful man that has just been dismissed from office?” he asked.</text:p>
      <text:p text:style-name="P6"><text:tab/>Eman was (once again) stunned. Him? The Lord's guard? That sounded a lot like dieing. </text:p>
      <text:p text:style-name="P6"><text:tab/>“Yes, sir,” he replied.</text:p>
      <text:p text:style-name="P6"><text:soft-page-break/><text:tab/>“Good,” said Lord Slavnoth. “You will <text:s/>begin in the morning. Bones, please escort him to his new chambers.”</text:p>
      <text:p text:style-name="P6"><text:tab/>An old man that seemed to be made only of bones guided Eman to a chamber and the end of a corridor.</text:p>
      <text:p text:style-name="P6"><text:tab/>“These are your rooms, Eman,” said Bones nodding in respect.</text:p>
      <text:p text:style-name="P6"><text:tab/>Eman nodded back at him, half in respect and half in agreement that this was indeed his room.</text:p>
      <text:p text:style-name="P6"><text:tab/>“Thank you,” he said unsure whether to use the title “Bones” or not. Eman was pretty sure Bones' mother had not given him the name of Bones.</text:p>
      <text:p text:style-name="P6"><text:tab/>“If you need anything, just let me know,” he said tiredly as if he had been saying that all day.</text:p>
      <text:p text:style-name="P6"><text:tab/>Eman pitied him. It didn't seem fair to him that this old man suffer like that while he got to have his own room and do – wait, he didn't even know his duties, but he was sure it was better than whatever Bones' duties were.</text:p>
      <text:p text:style-name="P6"><text:tab/>“Thank you,” Eman said again feeling hopeless at conversation.</text:p>
      <text:p text:style-name="P6"><text:tab/>Obviously, Bones did not appreciate Eman's second gratitude and glared at him ferociously. Eman became very certain that Bones did not want pity at all.</text:p>
      <text:p text:style-name="P6"><text:tab/>“Okay then,” half-spat Bones and then he skulked off down the hallway.</text:p>
      <text:p text:style-name="P6"><text:tab/>Eman shrugged. </text:p>
      <text:p text:style-name="P6"><text:tab/>“What has gotten into him?” he wondered.</text:p>
      <text:p text:style-name="P6"><text:tab/>Eman pushed open the door to his new room and was shocked at what he found. There was a queen size bed pushed up against the wall and a small window across the room from the bed. A table with a candle on top of it stood next to the bed as if it was guarding the bed from any intruders. There was a yellow carpet embroidered again with a skull and crossbones. He could make out strange hanging on the wall but he was too tired to examine them. He crawled into bed and promptly fell asleep.</text:p>
      <text:p text:style-name="P6"><text:tab/>He woke early in the morning to the sound of Bones pounding on his door. Eman blearily opened his eyes. He didn't want to wake up but Bones had a completely different agenda.</text:p>
      <text:p text:style-name="P6"><text:tab/>“Lord Slavnoth wishes you in the throne room!” barked Bones.</text:p>
      <text:p text:style-name="P6"><text:soft-page-break/><text:tab/>Eman tried to ignore Bones entirely and covered his ears with a pillow.</text:p>
      <text:p text:style-name="P6"><text:tab/>“Eman?” called Bones, “You in there?”</text:p>
      <text:p text:style-name="P6"><text:tab/>Eman grumbled. He didn't like being woken up. The few experiences he had <text:s/>had with being woken up (that he remembered) were all very unpleasant so he assumed that all waking calls were dreadful. He was not far from the truth. Eventually, Eman decided that maybe he should get out of bed because he was certain he did not want the brunt of the Lord's wrath.</text:p>
      <text:p text:style-name="P6"><text:tab/>He crawled out of bed still wearing yesterday's clothes. He opened the door to find Bones glaring at him.</text:p>
      <text:p text:style-name="P6"><text:tab/>“What took you so long?” snapped Bones. “If you want to be part of the Lord's guard, you've got to be up early in the morning.”</text:p>
      <text:p text:style-name="P6"><text:tab/>Eman nodded. He was too tired and groggy to say anything sensible. Bones guided Eman down the steps and through the great hallway and Eman followed half-asleep in a trance. He just wanted to go back to bed. When he made it to the Lord's throne rooms, he was only aware of the Lord yelling at him.</text:p>
      <text:p text:style-name="P6"><text:tab/>“Blah, blah, blah – blah! Blah blah blah BLAH!” boomed Lord Slavnoth.</text:p>
      <text:p text:style-name="P6"><text:tab/>Eman stared at Lord Slavnoth blankly, barely aware of the words the Lord has just said. </text:p>
      <text:p text:style-name="P6"><text:tab/>For a lack of words he said, “A huh.”</text:p>
      <text:p text:style-name="P6"><text:tab/>This time Lord Slavnoth made sense.<text:tab/></text:p>
      <text:p text:style-name="P6"><text:s/><text:tab/>“Do you understand me?” boomed the Lord.</text:p>
      <text:p text:style-name="P6"><text:tab/>Eman stood there relieved that the Lord could actually talk and nodded. </text:p>
      <text:p text:style-name="P6"><text:tab/>“Good,” said Lord Slavnoth slightly quieter. “We can get on with business.” Then he shouted to his guards.</text:p>
      <text:p text:style-name="P6"><text:tab/>“Bring him in!”</text:p>
      <text:p text:style-name="P6"><text:tab/>The guards brought in another man. Eman recognized him as the guard from the night before. The guard had been stripped of his things and he looked very bedraggled. Eman couldn't help but feel bad for him.</text:p>
      <text:p text:style-name="P6"><text:tab/>But … A voice in the back of his head said, “This is the only way I can make it out of this alive, besides he deserves it.”</text:p>
      <text:p text:style-name="P6"><text:soft-page-break/><text:tab/>As he looked at the former guard, he wished he could take his thoughts back. He did not look like a man who deserved to be punished for anything. Or if he did deserve anything, it had already been taken. And yet again, the voice came back.</text:p>
      <text:p text:style-name="P6"><text:tab/>“He was going to kill you,” it said. “Your only taking his job in self-defense.” Eman nodded that made sense.</text:p>
      <text:p text:style-name="P6"/>
      <text:p text:style-name="P6"><text:tab/>As if Lord Slavnoth could read his mine he asked, “Are you certain you want to take this young man's job?”</text:p>
      <text:p text:style-name="P6"><text:tab/>Eman stared at the former guard for one last moment and then said, “Yes, I am certain, Your Lordship.”</text:p>
      <text:p text:style-name="P6"><text:tab/>Eman did not know why he had added Lord Slavnoth's title. It just seemed appropriate tho say to a lord. Even if the Lord was supposedly a tyrant. Besides, it was fun to say “Lordship.”</text:p>
      <text:p text:style-name="P6"><text:tab/>“Lordship,” thought Eman.</text:p>
      <text:p text:style-name="P6"><text:tab/>Eman thought the word “Lordship” in his head a few more times and then discarded it like a toy that he was done playing with.</text:p>
      <text:p text:style-name="P6"><text:tab/>“Good,” said Lord Slavnoth with a wicked smile. “Would you like to do the honors then?”</text:p>
      <text:p text:style-name="P6"><text:tab/>Lord Slavnoth handed him a knife. Eman stared at the knife as if it had just dropped out of the sky.</text:p>
      <text:p text:style-name="P6"><text:tab/>“What?” screamed his thoughts.” He never mentioned I'd have to kill the poor guy!”</text:p>
      <text:p text:style-name="P6"><text:tab/>The former guard was now shaking with fear.</text:p>
      <text:p text:style-name="P6"><text:tab/>“Do it! Do it already!” encouraged the voice in his head. “It's either you or him. “Which do you choose?”</text:p>
      <text:p text:style-name="P6"><text:tab/>Eman approached the man shaking nearly as much as he. He debated it. He wanted to throw the knife at Lord Slavnoth himself, but he knew that his survival depended on this one moment. Eman slid the knife into the man's gut. The man collapsed to the floor. Eman turned away too much of a coward to watch.</text:p>
      <text:p text:style-name="P6"><text:tab/>He wished he hadn't done it.</text:p>
      <text:p text:style-name="P8">Chapter 4:</text:p>
      <text:p text:style-name="P5"/>
      <text:p text:style-name="P6"><text:tab/>“Um … yeah, about that,” she said.</text:p>
      <text:p text:style-name="P6"><text:tab/>Maran stared at her blankly, egging her on.</text:p>
      <text:p text:style-name="P6"><text:tab/>“I come from this place that you have probably never heard of,” she said awkwardly.</text:p>
      <text:p text:style-name="P6"><text:tab/>Maran folded his hands in his lap.</text:p>
      <text:p text:style-name="P6"><text:tab/>“I see,” he said very much like a 17<text:span text:style-name="T2">th</text:span> century person would. “What is this place called?” he asked.</text:p>
      <text:p text:style-name="P6"><text:tab/>“Minnesota,” she said.</text:p>
      <text:p text:style-name="P6"><text:tab/>His brow furrowed.</text:p>
      <text:p text:style-name="P6"><text:tab/>“Minnesota? Where is that?” he asked.</text:p>
      <text:p text:style-name="P6"><text:tab/>Ismere sighed.</text:p>
      <text:p text:style-name="P6"><text:tab/>“North,” she said.</text:p>
      <text:p text:style-name="P6"><text:tab/>She figured Minnesota was north of pretty much any place.</text:p>
      <text:p text:style-name="P6"><text:tab/>“I see,” he said again.</text:p>
      <text:p text:style-name="P6"><text:tab/>Ismere rolled her eyes. That was the problem with people. The lacked parts of their vocabulary like “OK” and “Wassup?” and “LOL”. They always had to say “I see” or “How are you today?”. It was downright annoying.</text:p>
      <text:p text:style-name="P6"><text:tab/>“Now that I have answered my question, what about you?” she asked. “Where do you come from?”</text:p>
      <text:p text:style-name="P6"><text:tab/>“Nora,” he said very properly and in her opinion snobbishly. “A lost country that was taken over by Damara.”</text:p>
      <text:p text:style-name="P6"><text:tab/>Maran choked back tears.</text:p>
      <text:p text:style-name="P6"><text:tab/>Ismere felt a wave of sympathy for him. It would be horrible to loose your home to – wait, what and where was Damara?</text:p>
      <text:p text:style-name="P6"><text:tab/>“Where's Damara?” asked Ismere.</text:p>
      <text:p text:style-name="P6"><text:tab/>Maran did something close to rolling his eyes.</text:p>
      <text:p text:style-name="P6"><text:tab/>“Minnesota must be a far away place, if you have never heard of Damara,” said <text:soft-page-break/>Maran.</text:p>
      <text:p text:style-name="P6"><text:tab/>“Amen,” she thought.</text:p>
      <text:p text:style-name="P6"><text:tab/>“Damara,” he continued, “Is a dark kingdom. Lord Slavnoth, the ruler of the kingdom, has been ruler for over 65 years. At the beginning of his reign, he was a beloved king, the greatest king that our world had ever known. But after 40 years of ruling, his reign turned cold. His justice was no longer just and he killed all of the lords and ladies in his court so they could not rebel against him. He became cruel and wicked. All his subjects hated him, if not despised him. They all tried to run away to the neighboring kingdoms of Nora and Elgand, but Lord Slavnoth stopped them and put up a huge stone wall so they could not desert him. He then conquered Nora and Elgand. As soon as Nora was conquered, me and a few other people ran away and formed Revar. Is this making sense?”</text:p>
      <text:p text:style-name="P6"><text:tab/>No, it wasn't making any sense at all. She didn't get one word that came out of his mouth. He might as well have spoken gibberish. All she knew was that she certainly did not want to listen to his boring speech again so she said:<text:line-break/><text:tab/>“Yeah.”</text:p>
      <text:p text:style-name="P6"><text:tab/>He sighed in relief.</text:p>
      <text:p text:style-name="P6"><text:tab/>“Good,” he said, “I was getting worried there.”</text:p>
      <text:p text:style-name="P6"><text:tab/>“Worried?” she wondered. What did he have to be worried about? Her sanity? 'Cause if that was the case, she thought him the insane one.</text:p>
      <text:p text:style-name="P6"><text:tab/>“Well,” she said trying to find something to break the awkwardness.. “Isn't there some sort of a rebellion?”</text:p>
      <text:p text:style-name="P6"><text:tab/>Maran stared at her like she had just said “Unicorns fart rainbows” or “Seagulls poop bunnies.” She remembered her friends used to make dumb jokes like that.</text:p>
      <text:p text:style-name="P6"><text:tab/>“They would be daft, if they tried,” he said. “There is no stopping Lord Slavnoth and his troop of Damarans. The Revar is barely holding up as it is. It would take a miracle to even win a battle against Damara.”</text:p>
      <text:p text:style-name="P6"><text:tab/>She snorted at him. She'd never snorted before and it sounded more like a dieing horse, but it made a lasting impact anyway.</text:p>
      <text:p text:style-name="P6"><text:tab/>“Oh,” she said stupidly for lack of anything else to say.</text:p>
      <text:p text:style-name="P6"><text:soft-page-break/><text:tab/>Maran stared at her for a few moments longer and then stood up and said.</text:p>
      <text:p text:style-name="P6"><text:tab/>“Well, I better show you to your room before you waste all my time.”</text:p>
      <text:p text:style-name="P6"><text:tab/>He walked out of the room. Ismere stood there for a moment wondering whether she should follow him or not. She decided that she should.</text:p>
      <text:p text:style-name="P6"><text:tab/>She caught up to him and then when he refused to acknowledge her existence, she lagged behind, following. Maran seemed to be walking forever. He would walk down one massive corridor and then turn and walk down another massive corridor. She wasn't used to walking this far to her rooms and wondered if he had gotten lost. When she asked him if he had, he told her,</text:p>
      <text:p text:style-name="P6"><text:tab/>“No, I am not lost. I know these corridors like the back of my hand.”</text:p>
      <text:p text:style-name="P6"><text:tab/>Ismere sighed. She suspected that he was indeed lost. On the plus side, as they walked through the corridors, at least she got to look at the beautiful architecture. Each door to each room was decorated with a simple engraving indicating the number of the room.</text:p>
      <text:p text:style-name="P6"><text:tab/>“At least, they can count,” she mused.</text:p>
      <text:p text:style-name="P6"><text:tab/>There was a large red carpet stretched out on the floor and it was embroidered with strange symbols. She wondered if they meant anything, but she didn't want to ask Maran, in case he decided to leave her alone in this maze of corridors. In the end, it was not so much of a plus, because every single corridor looked almost identical except for the numbers in the engravings going slowly upwards.</text:p>
      <text:p text:style-name="P6"><text:tab/>At last Maran stopped in front of a door.</text:p>
      <text:p text:style-name="P6"><text:tab/>“This is it,” he said indicating the door. “Enjoy. Someone will come by later to give you a tour. Good-bye for now. Oh! And meet me in the dome tomorrow afternoon.”</text:p>
      <text:p text:style-name="P6"><text:tab/>He waved politely to her and she waved back. He tossed the keys to her and she easily caught them. He smiled.</text:p>
      <text:p text:style-name="P6"><text:tab/>As soon as he had gone, she studied the engraving in her door.</text:p>
      <text:p text:style-name="P6"><text:tab/>528</text:p>
      <text:p text:style-name="P6"><text:tab/>it read.</text:p>
      <text:p text:style-name="P6"><text:tab/>“Wow,” she said to herself, “I'm in the 528<text:span text:style-name="T2">th</text:span> room in this place. This place is way bigger than a shack.”</text:p>
      <text:p text:style-name="P6"><text:soft-page-break/><text:tab/>She studied the intriguing engraving a moment longer and then shoved the key into the lock and turned. The room welcomed her in. There was a solitary bed and a bathroom which contents I had rather not describe. She immediately fell asleep on the bed. She had no idea why she was so tired.<text:tab/></text:p>
      <text:p text:style-name="P6"><text:tab/>She was awake to the sound of someone rapping on her door. She crawled out of bed and yanked open the door to find a woman standing there.</text:p>
      <text:p text:style-name="P6"><text:tab/>“Good Morning, Ismere,” she said.</text:p>
      <text:p text:style-name="P6"><text:tab/>“Hello,” greeted Ismere uncertain at who this person was.</text:p>
      <text:p text:style-name="P6"><text:tab/>“My name is Evena and I will be your tour guide for today,” she said plainly. “How are you today?”</text:p>
      <text:p text:style-name="P6"><text:tab/>“Good,” replied Ismere flatly. She didn't feel good at all. She felt tired.</text:p>
      <text:p text:style-name="P6"><text:tab/>Evena stared at her egging her to something more. Ismere wondered what it could be and realized that she had forgotten part of her 17<text:span text:style-name="T2">th</text:span> century etiquette.</text:p>
      <text:p text:style-name="P6"><text:tab/>“And you?” she asked awkwardly.</text:p>
      <text:p text:style-name="P6"><text:tab/>“Good,” said Evena, “Just good.”</text:p>
      <text:p text:style-name="P6"><text:tab/>“The two girls stood there silently for a moment.</text:p>
      <text:p text:style-name="P6"><text:tab/>“So …,” said Ismere, “What's this tour about?”</text:p>
      <text:p text:style-name="P6"><text:tab/>“The Revar,” said Evena.</text:p>
      <text:p text:style-name="P6"><text:tab/>“Oh,” mused Ismere. “Shall we begin then?”</text:p>
      <text:p text:style-name="P6"><text:tab/>Ismere felt genuinely proud of herself for using the word “shall” in a sentence. She just might get used to this.</text:p>
      <text:p text:style-name="P6"><text:tab/>“Yes, we shall,” said Evena smiling.</text:p>
      <text:p text:style-name="P6"><text:tab/>Ismere beamed. Even if 17<text:span text:style-name="T2">th</text:span> century people were sometimes a bit slow, they could also be friendly (but not as friendly as modern people). She no longer felt so tired. She felt happy.</text:p>
      <text:p text:style-name="P6"><text:tab/>Evena guided her through the forever corridors and now Ismere decided to ask her question.</text:p>
      <text:p text:style-name="P6"><text:tab/>“How do you find your way around these corridors?” she asked. </text:p>
      <text:p text:style-name="P6"><text:tab/>“Oh, it's simple really,” said Evena. “You just look at the numbers on the engravings and follow them in ascending or descending order.”</text:p>
      <text:p text:style-name="P6"><text:soft-page-break/><text:tab/>Ismere felt stupid for not realizing this. She was supposed to be smarter than these people according to science or whatever, but thy made her feel dumber.</text:p>
      <text:p text:style-name="P6"><text:tab/>“Maybe, it's because they are older than me,” she thought.</text:p>
      <text:p text:style-name="P6"><text:tab/>“Oh. Cool,” she said aloud.</text:p>
      <text:p text:style-name="P6"><text:tab/>Evena stared at her making her realize that once again she had forgotten her 17<text:span text:style-name="T2">th</text:span> century vocabulary.</text:p>
      <text:p text:style-name="P6"><text:tab/>“I mean,” she corrected. “How fascinating.”</text:p>
      <text:p text:style-name="P6"><text:tab/>Evena nodded and smiled. Ismere felt a burst of pleasure. This was more fun than she had first expected.</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02T19:02:01.83</meta:creation-date>
    <dc:date>2013-05-19T13:13:07.38</dc:date>
    <dc:creator>Isadora White</dc:creator>
    <meta:editing-duration>PT20H24M34S</meta:editing-duration>
    <meta:editing-cycles>70</meta:editing-cycles>
    <meta:generator>OpenOffice.org/3.3$Win32 OpenOffice.org_project/330m20$Build-9567</meta:generator>
    <meta:document-statistic meta:table-count="0" meta:image-count="0" meta:object-count="0" meta:page-count="27" meta:paragraph-count="368" meta:word-count="8206" meta:character-count="42584"/>
  </office:meta>
</office:document-meta>
</file>